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F0000011FCBCD11C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71cm" svg:stroke-color="#c00000" draw:fill="none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draw:fill="none" fo:min-height="0.616cm"/>
    </style:style>
    <style:style style:name="gr4" style:family="graphic" style:parent-style-name="standard">
      <style:graphic-properties draw:stroke="none" draw:fill="none" draw:textarea-vertical-align="top" draw:auto-grow-height="true" fo:min-height="1.078cm" fo:min-width="5.244cm" fo:padding-top="0.125cm" fo:padding-bottom="0.125cm" fo:padding-left="0.25cm" fo:padding-right="0.25cm" fo:wrap-option="no-wrap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 fo:hyphenate="false"/>
    </style:style>
    <style:style style:name="P4" style:family="paragraph">
      <style:paragraph-properties fo:margin-left="0cm" fo:margin-right="0cm" fo:margin-top="0cm" fo:margin-bottom="0cm" fo:text-align="center" fo:text-indent="0cm" style:punctuation-wrap="hanging"/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 fo:hyphenate="false"/>
    </style:style>
    <style:style style:name="P5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 fo:hyphenate="false"/>
    </style:style>
    <style:style style:name="T1" style:family="text">
      <style:text-properties fo:color="#000000" style:text-line-through-style="none" fo:font-family="'Times New Roman'" style:font-family-generic="roman" style:font-pitch="variabl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name="Picture 2" draw:style-name="gr1" draw:text-style-name="P1" draw:layer="layout" svg:width="26.035cm" svg:height="15.24cm" svg:x="0.635cm" svg:y="3.175cm">
          <draw:image xlink:href="Pictures/10000000000002FF0000011FCBCD11C7.png" xlink:type="simple" xlink:show="embed" xlink:actuate="onLoad">
            <text:p/>
          </draw:image>
        </draw:frame>
        <draw:custom-shape draw:name="Rectangle 10" draw:style-name="gr2" draw:text-style-name="P2" draw:layer="layout" svg:width="16.185cm" svg:height="16.51cm" svg:x="0.325cm" svg:y="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5.658cm" svg:height="0.954cm" svg:x="5.08cm" svg:y="1.27cm">
          <draw:text-box>
            <text:p text:style-name="P3"><text:span text:style-name="T1">Business Logic</text:span></text:p>
          </draw:text-box>
        </draw:frame>
        <draw:custom-shape draw:name="Rectangle 7" draw:style-name="gr2" draw:text-style-name="P2" draw:layer="layout" svg:width="10.795cm" svg:height="16.51cm" svg:x="16.51cm" svg:y="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6" draw:style-name="gr4" draw:text-style-name="P5" draw:layer="layout" svg:width="5.744cm" svg:height="1.328cm" svg:x="18.415cm" svg:y="1.27cm">
          <text:p text:style-name="P4"><text:span text:style-name="T1">Decision Logi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lkateb </meta:initial-creator>
    <meta:creation-date>2011-10-02T20:39:39</meta:creation-date>
    <meta:editing-duration>PT00H04M06S</meta:editing-duration>
    <meta:editing-cycles>2</meta:editing-cycles>
    <dc:date>2011-10-02T20:43:43</dc:date>
    <dc:creator>elkateb </dc:creator>
    <meta:document-statistic meta:object-count="28"/>
    <meta:generator>OpenOffice.org/3.2$Linux OpenOffice.org_project/320m19$Build-9505</meta:generator>
  </office:meta>
</office:document-meta>
</file>